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bd2ec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2f2d76"/>
    </style:style>
    <style:style style:name="P26" style:family="paragraph" style:parent-style-name="Standard">
      <style:text-properties officeooo:paragraph-rsid="10c382c1"/>
    </style:style>
    <style:style style:name="P27" style:family="paragraph" style:parent-style-name="Footnote">
      <style:text-properties officeooo:paragraph-rsid="10c344ef"/>
    </style:style>
    <style:style style:name="P2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29" style:family="paragraph" style:parent-style-name="Standard">
      <style:paragraph-properties fo:text-align="center" style:justify-single-word="false"/>
      <style:text-properties officeooo:paragraph-rsid="0daef67d"/>
    </style:style>
    <style:style style:name="P30" style:family="paragraph" style:parent-style-name="Standard">
      <style:text-properties officeooo:paragraph-rsid="0f3ae219"/>
    </style:style>
    <style:style style:name="P31" style:family="paragraph" style:parent-style-name="Standard">
      <style:text-properties officeooo:paragraph-rsid="108f7f78"/>
    </style:style>
    <style:style style:name="P32" style:family="paragraph" style:parent-style-name="Standard">
      <style:text-properties officeooo:paragraph-rsid="1032d175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officeooo:paragraph-rsid="0c8364eb"/>
    </style:style>
    <style:style style:name="P36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7" style:family="paragraph" style:parent-style-name="Standard">
      <style:paragraph-properties fo:text-align="center" style:justify-single-word="false"/>
      <style:text-properties officeooo:paragraph-rsid="0db0d4d1"/>
    </style:style>
    <style:style style:name="P3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4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Footnote">
      <style:text-properties fo:language="en" fo:country="GB" officeooo:paragraph-rsid="109547eb" fo:background-color="transparent"/>
    </style:style>
    <style:style style:name="P45" style:family="paragraph" style:parent-style-name="Footnote">
      <style:text-properties officeooo:paragraph-rsid="0fa0ab6e"/>
    </style:style>
    <style:style style:name="P46" style:family="paragraph" style:parent-style-name="Footnote">
      <style:text-properties officeooo:paragraph-rsid="10c1667e"/>
    </style:style>
    <style:style style:name="P47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eb4913f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Footnote">
      <style:text-properties fo:language="en" fo:country="GB" officeooo:paragraph-rsid="10c344ef"/>
    </style:style>
    <style:style style:name="P5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1ec96e"/>
    </style:style>
    <style:style style:name="P59" style:family="paragraph" style:parent-style-name="Standard">
      <style:text-properties officeooo:paragraph-rsid="0f4adb30"/>
    </style:style>
    <style:style style:name="P60" style:family="paragraph" style:parent-style-name="Standard">
      <style:text-properties officeooo:paragraph-rsid="0f6d4ef8"/>
    </style:style>
    <style:style style:name="P6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6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3" style:family="paragraph" style:parent-style-name="Standard">
      <style:text-properties officeooo:paragraph-rsid="0ddfbc49"/>
    </style:style>
    <style:style style:name="P64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text-properties officeooo:paragraph-rsid="0f4cd335"/>
    </style:style>
    <style:style style:name="P6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73" style:family="paragraph" style:parent-style-name="Footnote">
      <style:text-properties officeooo:rsid="043ccc66" officeooo:paragraph-rsid="0f4dc0dc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77" style:family="paragraph" style:parent-style-name="Standard">
      <style:text-properties officeooo:rsid="0dde9a1c" officeooo:paragraph-rsid="108e66c8"/>
    </style:style>
    <style:style style:name="P7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79" style:family="paragraph" style:parent-style-name="Footnote">
      <style:text-properties fo:color="#000000" loext:opacity="100%" style:font-name="Liberation Sans" fo:font-size="10pt" fo:language="en" fo:country="GB" officeooo:rsid="0b8e0034" officeooo:paragraph-rsid="10c344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8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8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86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0b2f9a7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1" style:family="text">
      <style:text-properties fo:color="#000000" loext:opacity="100%" style:font-name="Liberation Sans" fo:font-size="12pt" fo:language="en" fo:country="GB" fo:font-style="normal" style:text-underline-style="none" officeooo:rsid="10b2f9a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2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10b2f9a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officeooo:rsid="108a88f6"/>
    </style:style>
    <style:style style:name="T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5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officeooo:rsid="0f981b1c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font-name="Liberation Sans" fo:font-size="10pt" fo:language="en" fo:country="GB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style:font-name="Liberation Sans" fo:font-size="12pt" fo:language="en" fo:country="GB" style:font-size-asian="12pt" style:font-size-complex="12pt"/>
    </style:style>
    <style:style style:name="T74" style:family="text">
      <style:text-properties style:font-name="Liberation Sans" fo:font-size="12pt" fo:language="en" fo:country="GB" officeooo:rsid="109aaaaa" style:font-size-asian="12pt" style:font-size-complex="12pt"/>
    </style:style>
    <style:style style:name="T75" style:family="text">
      <style:text-properties style:font-name="Liberation Sans" fo:font-size="12pt" fo:language="en" fo:country="GB" officeooo:rsid="108f7f7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be97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10bee31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style:font-name="Liberation Sans" fo:font-size="12pt" fo:language="en" fo:country="GB"/>
    </style:style>
    <style:style style:name="T9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9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6" style:family="text">
      <style:text-properties style:font-name="Liberation Sans" fo:font-size="10pt" fo:language="en" fo:country="GB" style:font-size-asian="10pt" style:font-size-complex="10pt"/>
    </style:style>
    <style:style style:name="T10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bfa3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cba1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10b8f9dd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9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30" style:family="text">
      <style:text-properties fo:color="#000000" loext:opacity="100%" fo:language="en" fo:country="GB" officeooo:rsid="10555e93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addc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7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9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1" style:family="text">
      <style:text-properties officeooo:rsid="105f1264"/>
    </style:style>
    <style:style style:name="T152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/>
    </style:style>
    <style:style style:name="T153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 officeooo:rsid="105f1264"/>
    </style:style>
    <style:style style:name="T154" style:family="text">
      <style:text-properties fo:font-variant="normal" fo:text-transform="none" fo:color="#000000" loext:opacity="87%" fo:letter-spacing="normal" fo:font-style="normal" officeooo:rsid="106260b1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64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65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6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177" style:family="text">
      <style:text-properties fo:language="en" fo:country="GB" officeooo:rsid="1052c7f3"/>
    </style:style>
    <style:style style:name="T178" style:family="text">
      <style:text-properties fo:language="en" fo:country="GB" officeooo:rsid="105c8aaa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style:font-name="Liberation Sans" fo:font-size="12pt" fo:language="en" fo:country="GB" officeooo:rsid="0d1ec96e" style:font-size-asian="12pt" style:font-size-complex="12pt"/>
    </style:style>
    <style:style style:name="T204" style:family="text">
      <style:text-properties style:font-name="Liberation Sans" fo:font-size="12pt" fo:language="en" fo:country="GB" officeooo:rsid="109b8b05" style:font-size-asian="12pt" style:font-size-complex="12pt"/>
    </style:style>
    <style:style style:name="T205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style:font-name="Liberation Sans" fo:font-size="12pt" fo:language="en" fo:country="GB" officeooo:rsid="0f51b898"/>
    </style:style>
    <style:style style:name="T21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29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0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1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hecklist for installing </text:span><text:span text:style-name="T1"><text:user-field-get text:name="Distro">Rocky Linux</text:user-field-get></text:span><text:span text:style-name="T1"><text:s/></text:span><text:span text:style-name="T2">Desktop/</text:span><text:span text:style-name="T3">Workstation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4" draw:name="Gebruiker" draw:style-name="gr1" draw:text-style-name="P6" svg:width="6.002cm" svg:height="0.5cm" draw:control="control3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a</text:span><text:span text:style-name="T17">me</text:span><text:span text:style-name="T14">&gt;</text:span><text:span text:style-name="T18"><text:tab/><text:tab/><text:tab/> </text:span><text:span text:style-name="T18"><draw:control text:anchor-type="as-char" svg:y="-0.4cm" draw:z-index="10" draw:name="Gberuikersnaam 2" draw:style-name="gr1" draw:text-style-name="P6" svg:width="6.002cm" svg:height="0.5cm" draw:control="control9"><svg:title>Gebruikersnaam</svg:title><svg:desc>Korte naam, bijv. jan</svg:desc></draw:control></text:span><text:span text:style-name="T18"><text:tab/></text:span><text:span text:style-name="T19">e.g.</text:span><text:span text:style-name="T20"> </text:span><text:span text:style-name="T21">karel</text:span></text:p>
      <text:p text:style-name="P8"><text:span text:style-name="T14">&lt;</text:span><text:span text:style-name="T22">computern</text:span><text:span text:style-name="T23">a</text:span><text:span text:style-name="T22">me</text:span><text:span text:style-name="T14">&gt;</text:span><text:span text:style-name="T24"><text:tab/> </text:span><text:span text:style-name="T16"><draw:control text:anchor-type="as-char" svg:y="-0.4cm" draw:z-index="5" draw:name="Computernaam" draw:style-name="gr1" draw:text-style-name="P6" svg:width="6.002cm" svg:height="0.5cm" draw:control="control4"><svg:title>Computernaam</svg:title><svg:desc>Unieke naam van de computer</svg:desc></draw:control></text:span><text:span text:style-name="T16"><text:tab/></text:span><text:span text:style-name="T25">e.g.</text:span><text:span text:style-name="T26"> </text:span><text:span text:style-name="T27">pc0</text:span><text:span text:style-name="T28">1</text:span></text:p>
      <text:p text:style-name="P9"><text:span text:style-name="T7">&lt;</text:span><text:span text:style-name="T29">user</text:span><text:span text:style-name="T7">&gt;</text:span><text:span text:style-name="T30"><text:tab/><text:tab/></text:span><text:span text:style-name="T9"> <text:tab/><text:tab/><text:tab/> </text:span><text:span text:style-name="T10"><draw:control text:anchor-type="as-char" svg:y="-0.4cm" draw:z-index="8" draw:name="Gebruiker 1" draw:style-name="gr1" draw:text-style-name="P6" svg:width="6.002cm" svg:height="0.5cm" draw:control="control7"><svg:title>Gebruiker</svg:title><svg:desc>Volledige naam, bijv. Jan Stek</svg:desc></draw:control></text:span><text:span text:style-name="T10"><text:tab/></text:span><text:span text:style-name="T31">any additional users</text:span></text:p>
      <text:p text:style-name="P7"><text:span text:style-name="T7">&lt;</text:span><text:span text:style-name="T29">user</text:span><text:span text:style-name="T32">n</text:span><text:span text:style-name="T33">a</text:span><text:span text:style-name="T34">me</text:span><text:span text:style-name="T7">&gt;</text:span><text:span text:style-name="T35"><text:tab/><text:tab/><text:tab/> </text:span><text:span text:style-name="T18"><draw:control text:anchor-type="as-char" svg:y="-0.4cm" draw:z-index="9" draw:name="Gberuikersnaam 1" draw:style-name="gr1" draw:text-style-name="P6" svg:width="6.002cm" svg:height="0.5cm" draw:control="control8"><svg:title>Gebruikersnaam</svg:title><svg:desc>Korte naam, bijv. jan</svg:desc></draw:control></text:span><text:span text:style-name="T18"><text:tab/></text:span><text:span text:style-name="T36">any additional users</text:span></text:p>
      <text:p text:style-name="P10"><text:span text:style-name="T37">r</text:span>eplace &lt;...&gt; in this checklist with the value in the text box.</text:p>
      <text:p text:style-name="P11"/>
      <text:p text:style-name="P11"/>
      <text:p text:style-name="P12"><text:span text:style-name="Strong_20_Emphasis"><text:span text:style-name="T38">Not yet on Linux?</text:span></text:span><text:span text:style-name="T39"><text:tab/></text:span><text:span text:style-name="T40">Use</text:span><text:span text:style-name="T41"> </text:span><text:span text:style-name="Strong_20_Emphasis"><text:span text:style-name="T42">Checklist </text:span></text:span><text:span text:style-name="Strong_20_Emphasis"><text:span text:style-name="T43">transfer</text:span></text:span><text:span text:style-name="T41"> o</text:span><text:span text:style-name="T44">n</text:span><text:span text:style-name="T41"> </text:span><text:a xlink:type="simple" xlink:href="https://karelzimmer.nl/html/en/home.html" text:style-name="Internet_20_link" text:visited-style-name="Visited_20_Internet_20_Link"><text:span text:style-name="Internet_20_link"><text:span text:style-name="T45">karelzimmer.nl/en</text:span></text:span></text:a><text:span text:style-name="T46">.</text:span></text:p>
      <text:p text:style-name="P13"><text:span text:style-name="Strong_20_Emphasis"><text:span text:style-name="T47">New installation?</text:span></text:span><text:span text:style-name="T48"><text:tab/><text:tab/></text:span><text:span text:style-name="T49">Start at chapter</text:span><text:span text:style-name="T48"> </text:span><text:span text:style-name="Strong_20_Emphasis"><text:span text:style-name="T47"><text:bookmark-ref text:reference-format="page" text:ref-name="__RefNumPara__4009_1271708128">2</text:bookmark-ref></text:span></text:span><text:span text:style-name="Strong_20_Emphasis"><text:span text:style-name="T47"><text:s text:c="2"/></text:span></text:span><text:span text:style-name="Strong_20_Emphasis"><text:span text:style-name="T50"><text:bookmark-ref text:reference-format="text" text:ref-name="__RefNumPara__4009_1271708128">Perform installation</text:bookmark-ref></text:span></text:span><text:span text:style-name="T51">.</text:span></text:p>
      <text:p text:style-name="P14"/>
      <text:p text:style-name="P14"/>
      <text:list text:style-name="L1">
        <text:list-item>
          <text:p text:style-name="P15"><text:bookmark-start text:name="__RefNumPara__4083_1271708128"/>Prepar<text:span text:style-name="T52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7" draw:name="Vorm3_0" draw:style-name="gr2" draw:text-style-name="P1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12" draw:name="Vorm3_ 1" draw:style-name="gr2" draw:text-style-name="P19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20"><text:span text:style-name="T54">Log in as </text:span><text:span text:style-name="T55">&lt;user&gt;</text:span><text:span text:style-name="T56"><text:note text:id="ftn1" text:note-class="footnote"><text:note-citation>1</text:note-citation><text:note-body><text:p text:style-name="P21"><text:span text:style-name="T57">Login any additional </text:span><text:span text:style-name="T58">user</text:span><text:span text:style-name="T59">s</text:span><text:span text:style-name="T60"> </text:span><text:span text:style-name="T57">and follow the same steps.</text:span></text:p></text:note-body></text:note></text:span><text:span text:style-name="T61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5" draw:name="Vorm 4" draw:style-name="gr2" draw:text-style-name="P1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3">Press the Super key</text:span><text:span text:style-name="T64"><text:note text:id="ftn2" text:note-class="footnote"><text:note-citation>2</text:note-citation><text:note-body><text:p text:style-name="P27"><text:span text:style-name="T65">Windows, command, or magnifying glass key.</text:span></text:p></text:note-body></text:note></text:span><text:span text:style-name="T63">, t</text:span><text:span text:style-name="T66">ype</text:span><text:span text:style-name="T67"> </text:span><text:span text:style-name="User_20_Entry"><text:span text:style-name="T68">t</text:span></text:span><text:span text:style-name="User_20_Entry"><text:span text:style-name="T69">erm</text:span></text:span><text:span text:style-name="T70"> and click on the </text:span><text:span text:style-name="Strong_20_Emphasis"><text:span text:style-name="T71">Terminal</text:span></text:span><text:span text:style-name="T70"> icon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><text:span text:style-name="Strong_20_Emphasis"><text:span text:style-name="T72"/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2"/></text:span></text:p>
          </table:table-cell>
          <table:table-cell table:style-name="_31_._5f_Installatie_5f_voorbereiden.D4" office:value-type="string">
            <text:p text:style-name="P30"><text:span text:style-name="T73">Type the </text:span><text:span text:style-name="T74">following </text:span><text:span text:style-name="T75">three</text:span><text:span text:style-name="T73"> commands, each followed by the</text:span><text:span text:style-name="T70"> </text:span><text:span text:style-name="T76">Enter</text:span><text:span text:style-name="T73"> key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P31"><text:span text:style-name="User_20_Entry"><text:span text:style-name="T77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P31"><text:span text:style-name="User_20_Entry"><text:span text:style-name="T78">wget karelzimmer.nl/</text:span></text:span><text:span text:style-name="User_20_Entry"><text:span text:style-name="T79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2"><text:span text:style-name="User_20_Entry"><text:span text:style-name="T78">bash 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4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6" draw:name="Vorm 6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7" draw:name="Vorm 7" draw:style-name="gr2" draw:text-style-name="P19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26"><text:span text:style-name="T81">Press the Super key</text:span><text:span text:style-name="T82">2</text:span><text:span text:style-name="T81">, 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70"> and click </text:span><text:span text:style-name="T83">the </text:span><text:span text:style-name="Strong_20_Emphasis"><text:span text:style-name="T86">KZ</text:span></text:span><text:span text:style-name="Strong_20_Emphasis"><text:span text:style-name="T87"> Installation menu</text:span></text:span><text:span text:style-name="T83"> icon.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7"><text:span text:style-name="Strong_20_Emphasis"><text:span text:style-name="T72"/></text:span></text:p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11" office:value-type="string">
            <text:p text:style-name="P39"><text:span text:style-name="T88">Select </text:span><text:span text:style-name="Strong_20_Emphasis"><text:span text:style-name="T89">1</text:span></text:span><text:span text:style-name="T88"> Prepar</text:span><text:span text:style-name="T90">e</text:span><text:span text:style-name="T88"> installation</text:span><text:span text:style-name="T91">. 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2" office:value-type="string">
            <text:p text:style-name="P34">Follow the instructions on the screen.</text:p>
          </table:table-cell>
        </table:table-row>
      </table:table>
      <text:p text:style-name="P41"/>
      <text:list text:continue-numbering="true" text:style-name="L1">
        <text:list-item>
          <text:p text:style-name="P42"><text:bookmark-start text:name="__RefNumPara__4009_1271708128"/><text:span text:style-name="Strong_20_Emphasis"><text:span text:style-name="T92">Perform installation</text:span></text:span>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2" draw:text-style-name="P19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93">Boot the computer from</text:span><text:span text:style-name="T94"><text:note text:id="ftn3" text:note-class="footnote"><text:note-citation>1</text:note-citation><text:note-body><text:p text:style-name="P44"><text:span text:style-name="T95">Boot menu/Setup via one of the </text:span><text:span text:style-name="T96">f</text:span><text:span text:style-name="T95">requently used keys: </text:span><text:span text:style-name="T97">Esc</text:span><text:span text:style-name="T98">, </text:span><text:span text:style-name="T97">Delete</text:span><text:span text:style-name="T98">, </text:span><text:span text:style-name="T97">F1</text:span><text:span text:style-name="T98">, </text:span><text:span text:style-name="T97">F2</text:span><text:span text:style-name="T98">, </text:span><text:span text:style-name="T97">F9</text:span><text:span text:style-name="T98">, </text:span><text:span text:style-name="T97">F10</text:span><text:span text:style-name="T98">, </text:span><text:span text:style-name="T97">F11</text:span><text:span text:style-name="T98">, or </text:span><text:span text:style-name="T97">F12</text:span></text:p></text:note-body></text:note></text:span><text:span text:style-name="T93"> an</text:span><text:span text:style-name="T99"> </text:span><text:span text:style-name="T100"><text:user-field-get text:name="Distro">Rocky Linux</text:user-field-get></text:span><text:span text:style-name="T101"><text:s/></text:span><text:span text:style-name="T102">Desktop/</text:span><text:span text:style-name="T103">Workstation</text:span><text:span text:style-name="T102"> </text:span><text:span text:style-name="T104">L</text:span><text:span text:style-name="T105">ive</text:span><text:span text:style-name="T105"><text:note text:id="ftn4" text:note-class="footnote"><text:note-citation>2</text:note-citation><text:note-body><text:p text:style-name="P45"><text:span text:style-name="T106">From a Live USB stick you can boot and work with </text:span><text:span text:style-name="T107"><text:user-field-get text:name="Distro">Rocky Linux</text:user-field-get></text:span><text:span text:style-name="T107"><text:s/></text:span><text:span text:style-name="T106">without modifying any files on the hard drive and also allows installation of </text:span><text:span text:style-name="T107"><text:user-field-get text:name="Distro">Rocky Linux</text:user-field-get></text:span><text:span text:style-name="T107">.</text:span></text:p></text:note-body></text:note></text:span><text:span text:style-name="T93"> USB stick</text:span><text:span text:style-name="T108"><text:note text:id="ftn5" text:note-class="footnote"><text:note-citation>3</text:note-citation><text:note-body><text:p text:style-name="P46"><text:span text:style-name="T109">From </text:span><text:a xlink:type="simple" xlink:href="https://rockylinux.org/" text:style-name="Internet_20_link" text:visited-style-name="Visited_20_Internet_20_Link"><text:span text:style-name="T110">rockylinux.org</text:span></text:a><text:span text:style-name="T109"> d</text:span><text:span text:style-name="T111">ownload </text:span><text:span text:style-name="T112">for example </text:span><text:span text:style-name="T113">a</text:span><text:span text:style-name="T111"> </text:span><text:span text:style-name="terk_20_accent_20_voetnoot"><text:span text:style-name="T114">Rocky Linux</text:span></text:span><text:span text:style-name="T115"> </text:span><text:span text:style-name="terk_20_accent_20_voetnoot"><text:span text:style-name="T116">Desktop/Workstation Live </text:span></text:span><text:span text:style-name="terk_20_accent_20_voetnoot"><text:span text:style-name="T117">Image </text:span></text:span><text:span text:style-name="terk_20_accent_20_voetnoot"><text:span text:style-name="T114">GNOME</text:span></text:span><text:span text:style-name="T115">.</text:span><text:span text:style-name="Strong_20_Emphasis"><text:span text:style-name="T118"><text:line-break/></text:span></text:span><text:span text:style-name="Strong_20_Emphasis"><text:span text:style-name="T119">On </text:span></text:span><text:a xlink:type="simple" xlink:href="https://karelzimmer.nl/en" text:style-name="Internet_20_link" text:visited-style-name="Visited_20_Internet_20_Link"><text:span text:style-name="Strong_20_Emphasis"><text:span text:style-name="T120">karelzimmer.nl/en</text:span></text:span></text:a><text:span text:style-name="Strong_20_Emphasis"><text:span text:style-name="T119">, under </text:span></text:span><text:span text:style-name="Strong_20_Emphasis"><text:span text:style-name="T121">Linux!</text:span></text:span><text:span text:style-name="Strong_20_Emphasis"><text:span text:style-name="T119">, at the top of the </text:span></text:span><text:span text:style-name="Strong_20_Emphasis"><text:span text:style-name="T121">Linux info</text:span></text:span><text:span text:style-name="Strong_20_Emphasis"><text:span text:style-name="T119"> section, you'll find instructions for creating a bootable USB stick.</text:span></text:span></text:p></text:note-body></text:note></text:span><text:span text:style-name="T9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22">Select</text:span><text:span text:style-name="T123"> </text:span><text:span text:style-name="Strong_20_Emphasis"><text:span text:style-name="T124">Start</text:span></text:span><text:span text:style-name="Strong_20_Emphasis"><text:span text:style-name="T125"> </text:span></text:span><text:span text:style-name="Strong_20_Emphasis"><text:span text:style-name="T126"><text:user-field-get text:name="Distro">Rocky Linux</text:user-field-get></text:span></text:span><text:span text:style-name="Strong_20_Emphasis"><text:span text:style-name="T126"><text:s/></text:span></text:span><text:span text:style-name="Strong_20_Emphasis"><text:span text:style-name="T127">Workstation</text:span></text:span><text:span text:style-name="T128"> </text:span><text:span text:style-name="T129">and press the </text:span><text:span text:style-name="T130">Enter</text:span><text:span text:style-name="T131"> </text:span><text:span text:style-name="T132">key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2" draw:text-style-name="P19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133">Click</text:span><text:span text:style-name="T134"> </text:span><text:span text:style-name="Strong_20_Emphasis"><text:span text:style-name="T135">Install </text:span></text:span><text:span text:style-name="Strong_20_Emphasis"><text:span text:style-name="T136">Rocky Linux</text:span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13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8"><text:span text:style-name="Strong_20_Emphasis"><text:span text:style-name="T72"><draw:control text:anchor-type="as-char" draw:z-index="30" draw:name="Vorm 15" draw:style-name="gr2" draw:text-style-name="P19" svg:width="0.35cm" svg:height="0.35cm" draw:control="control29"/></text:span></text:span></text:p>
          </table:table-cell>
          <table:table-cell table:style-name="_32_._5f_Installatie_5f_uitvoeren.C3" office:value-type="string">
            <text:p text:style-name="P49"><text:span text:style-name="T138">Connect to the </text:span><text:span text:style-name="T139">network</text:span><text:span text:style-name="T138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2" draw:text-style-name="P19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40">At</text:span><text:span text:style-name="T141"> </text:span><text:span text:style-name="Strong_20_Emphasis"><text:span text:style-name="T140">WELCOME TO ROCKY LINUX</text:span></text:span><text:span text:style-name="T142"> select language and click </text:span><text:span text:style-name="Strong_20_Emphasis"><text:span text:style-name="T143">Continue</text:span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2" draw:text-style-name="P19" svg:width="0.35cm" svg:height="0.35cm" draw:control="control21"/></text:span></text:p>
          </table:table-cell>
          <table:table-cell table:style-name="_32_._5f_Installatie_5f_uitvoeren.C11" office:value-type="string">
            <text:p text:style-name="Standard"><text:span text:style-name="T145">U</text:span><text:span text:style-name="T146">nder</text:span><text:span text:style-name="T144"> </text:span><text:span text:style-name="Strong_20_Emphasis"><text:span text:style-name="T147">SYSTEM</text:span></text:span><text:span text:style-name="T144"> </text:span><text:span text:style-name="T145">click</text:span><text:span text:style-name="T148"> </text:span><text:span text:style-name="Strong_20_Emphasis"><text:span text:style-name="T147">Installati</text:span></text:span><text:span text:style-name="Strong_20_Emphasis"><text:span text:style-name="T149">on Destination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><text:span text:style-name="T151">Check</text:span><text:span text:style-name="T152"> </text:span><text:span text:style-name="T153">the </text:span><text:span text:style-name="Strong_20_Emphasis"><text:span text:style-name="T154">Device Selection</text:span></text:span><text:span text:style-name="T155"> </text:span><text:span text:style-name="T156">and click </text:span><text:span text:style-name="Strong_20_Emphasis"><text:span text:style-name="T157">Done</text:span></text:span><text:span text:style-name="Strong_20_Emphasis"><text:span text:style-name="T158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2" draw:text-style-name="P19" svg:width="0.35cm" svg:height="0.35cm" draw:control="control22"/></text:span></text:p>
          </table:table-cell>
          <table:table-cell table:style-name="_32_._5f_Installatie_5f_uitvoeren.C11" office:value-type="string">
            <text:p text:style-name="Standard"><text:span text:style-name="T145">U</text:span><text:span text:style-name="T146">nder</text:span><text:span text:style-name="T144"> </text:span><text:span text:style-name="Strong_20_Emphasis"><text:span text:style-name="T147">SYSTEM</text:span></text:span><text:span text:style-name="T144"> </text:span><text:span text:style-name="T145">click</text:span><text:span text:style-name="T148"> </text:span><text:span text:style-name="Strong_20_Emphasis"><text:span text:style-name="T147">Netwerk &amp; </text:span></text:span><text:span text:style-name="Strong_20_Emphasis"><text:span text:style-name="T159">H</text:span></text:span><text:span text:style-name="Strong_20_Emphasis"><text:span text:style-name="T147">ost </text:span></text:span><text:span text:style-name="Strong_20_Emphasis"><text:span text:style-name="T159">N</text:span></text:span><text:span text:style-name="Strong_20_Emphasis"><text:span text:style-name="T147">am</text:span></text:span><text:span text:style-name="Strong_20_Emphasis"><text:span text:style-name="T159">e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16" office:value-type="string">
            <text:p text:style-name="P50"><text:span text:style-name="T160">Enter you</text:span><text:span text:style-name="T161">r</text:span><text:span text:style-name="T162"> </text:span><text:span text:style-name="Strong_20_Emphasis"><text:span text:style-name="T163">Host </text:span></text:span><text:span text:style-name="Strong_20_Emphasis"><text:span text:style-name="T160">N</text:span></text:span><text:span text:style-name="Strong_20_Emphasis"><text:span text:style-name="T163">am</text:span></text:span><text:span text:style-name="Strong_20_Emphasis"><text:span text:style-name="T160">e</text:span></text:span><text:span text:style-name="T164"> &lt;computerna</text:span><text:span text:style-name="T165">me&gt;</text:span><text:span text:style-name="T166"> </text:span><text:span text:style-name="T160">and click </text:span><text:span text:style-name="Strong_20_Emphasis"><text:span text:style-name="T167">Apply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16" office:value-type="string">
            <text:p text:style-name="P51"><text:span text:style-name="T168">C</text:span><text:span text:style-name="T169">li</text:span><text:span text:style-name="T168">c</text:span><text:span text:style-name="T169">k </text:span><text:span text:style-name="Strong_20_Emphasis"><text:span text:style-name="T170">Done</text:span>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16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9" svg:width="0.35cm" svg:height="0.35cm" draw:control="control26"/></text:span></text:p>
          </table:table-cell>
          <table:table-cell table:style-name="_32_._5f_Installatie_5f_uitvoeren.C16" office:value-type="string">
            <text:p text:style-name="Standard"><text:span text:style-name="T171">U</text:span><text:span text:style-name="T146">nder</text:span><text:span text:style-name="T141"> </text:span><text:span text:style-name="Strong_20_Emphasis"><text:span text:style-name="T146">USER SETTINGS</text:span></text:span><text:span text:style-name="T172"> </text:span><text:span text:style-name="T173">click</text:span><text:span text:style-name="T174"> </text:span><text:span text:style-name="Strong_20_Emphasis"><text:span text:style-name="T175">User </text:span></text:span><text:span text:style-name="Strong_20_Emphasis"><text:span text:style-name="T176">C</text:span></text:span><text:span text:style-name="Strong_20_Emphasis"><text:span text:style-name="T175">reation</text:span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6" office:value-type="string">
            <text:p text:style-name="Standard"><text:span text:style-name="T177">Enter your</text:span><text:span text:style-name="T178"> </text:span><text:span text:style-name="Strong_20_Emphasis"><text:span text:style-name="T179">Full name</text:span></text:span><text:span text:style-name="T180"> </text:span><text:span text:style-name="T7">&lt;user&gt;</text:span><text:span text:style-name="T181">, <text:line-break/></text:span><text:span text:style-name="Strong_20_Emphasis"><text:span text:style-name="T179">User name</text:span></text:span><text:span text:style-name="T180"> &lt;</text:span><text:span text:style-name="T182">username&gt;</text:span><text:span text:style-name="T180">,</text:span></text:p>
            <text:p text:style-name="Standard"><text:span text:style-name="T183">check</text:span><text:span text:style-name="T184"> </text:span><text:span text:style-name="Strong_20_Emphasis"><text:span text:style-name="T185">Ma</text:span></text:span><text:span text:style-name="Strong_20_Emphasis"><text:span text:style-name="T186">ke this user administrator</text:span></text:span><text:span text:style-name="T184">,</text:span></text:p>
            <text:p text:style-name="Standard"><text:span text:style-name="T187">enter a </text:span><text:span text:style-name="Strong_20_Emphasis"><text:span text:style-name="T188">password</text:span></text:span><text:span text:style-name="T187"> twice</text:span><text:span text:style-name="T184"> </text:span><text:span text:style-name="T189">and c</text:span><text:span text:style-name="T184">li</text:span><text:span text:style-name="T190">c</text:span><text:span text:style-name="T184">k </text:span><text:span text:style-name="Strong_20_Emphasis"><text:span text:style-name="T191">Done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9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92">Click</text:span><text:span text:style-name="T193"> </text:span><text:span text:style-name="Strong_20_Emphasis"><text:span text:style-name="T194">Begin </text:span></text:span><text:span text:style-name="Strong_20_Emphasis"><text:span text:style-name="T195">Installation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9" svg:width="0.35cm" svg:height="0.35cm" draw:control="control28"/></text:span></text:p>
          </table:table-cell>
          <table:table-cell table:style-name="_32_._5f_Installatie_5f_uitvoeren.C22" office:value-type="string">
            <text:p text:style-name="Standard"><text:span text:style-name="T192">Click</text:span><text:span text:style-name="T193"> </text:span><text:span text:style-name="Strong_20_Emphasis"><text:span text:style-name="T196">Finish</text:span></text:span><text:span text:style-name="Strong_20_Emphasis"><text:span text:style-name="T194"> </text:span></text:span><text:span text:style-name="Strong_20_Emphasis"><text:span text:style-name="T195">Installation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2" draw:text-style-name="P19" svg:width="0.35cm" svg:height="0.35cm" draw:control="control25"/></text:span></text:p>
          </table:table-cell>
          <table:table-cell table:style-name="_32_._5f_Installatie_5f_uitvoeren.C26" office:value-type="string">
            <text:p text:style-name="Standard"><text:span text:style-name="T197">Restart the system</text:span><text:span text:style-name="T150">.</text:span></text:p>
          </table:table-cell>
        </table:table-row>
      </table:table>
      <text:p text:style-name="P53"><text:span text:style-name="Strong_20_Emphasis"><text:span text:style-name="T198"/></text:span></text:p>
      <text:list text:continue-numbering="true" text:style-name="L1">
        <text:list-item>
          <text:p text:style-name="P54"><text:span text:style-name="Strong_20_Emphasis"><text:span text:style-name="T199">Finish installation</text:span></text:span></text:p>
        </text:list-item>
      </text:list>
      <text:p text:style-name="P55"><text:span text:style-name="Strong_20_Emphasis"><text:span text:style-name="T20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2" draw:text-style-name="P19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00">Log in as </text:span><text:span text:style-name="T201">&lt;user&gt;</text:span><text:span text:style-name="T20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2" draw:text-style-name="P19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2"><draw:control text:anchor-type="as-char" draw:z-index="18" draw:name="Vorm4" draw:style-name="gr2" draw:text-style-name="P19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26"><text:span text:style-name="T63">Press the Super key</text:span><text:span text:style-name="T64"><text:note text:id="ftn6" text:note-class="footnote"><text:note-citation>1</text:note-citation><text:note-body><text:p text:style-name="P56"><text:span text:style-name="T202">Windows, command, or magnifying glass key.</text:span></text:p></text:note-body></text:note></text:span><text:span text:style-name="T63">, t</text:span><text:span text:style-name="T66">ype</text:span><text:span text:style-name="T67"> </text:span><text:span text:style-name="User_20_Entry"><text:span text:style-name="T68">t</text:span></text:span><text:span text:style-name="User_20_Entry"><text:span text:style-name="T69">erm</text:span></text:span><text:span text:style-name="T70"> and click on the </text:span><text:span text:style-name="Strong_20_Emphasis"><text:span text:style-name="T71">Terminal</text:span></text:span><text:span text:style-name="T70"> icon.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8"><text:span text:style-name="Strong_20_Emphasis"><text:span text:style-name="T72"/></text:span></text:p>
          </table:table-cell>
          <table:table-cell table:style-name="_33_._5f_Installatie_5f_afronden.C6" office:value-type="string">
            <text:p text:style-name="P59"><text:span text:style-name="T203">Type the </text:span><text:span text:style-name="T204">following </text:span><text:span text:style-name="T203">t</text:span><text:span text:style-name="T75">hree</text:span><text:span text:style-name="T203"> commands, each followed by the</text:span><text:span text:style-name="T70"> </text:span><text:span text:style-name="T205">Enter</text:span><text:span text:style-name="T203"> key: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6" office:value-type="string">
            <text:p text:style-name="P31"><text:span text:style-name="User_20_Entry"><text:span text:style-name="T77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8" office:value-type="string">
            <text:p text:style-name="P60"><text:span text:style-name="User_20_Entry"><text:span text:style-name="T78">wget karelzimmer.nl/</text:span></text:span><text:span text:style-name="User_20_Entry"><text:span text:style-name="T79">getkz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9" office:value-type="string">
            <text:p text:style-name="P32"><text:span text:style-name="User_20_Entry"><text:span text:style-name="T78">bash 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0" office:value-type="string">
            <text:p text:style-name="P62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1" office:value-type="string">
            <text:p text:style-name="P63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25"><text:span text:style-name="Strong_20_Emphasis"><text:span text:style-name="T62"><draw:control text:anchor-type="as-char" draw:z-index="19" draw:name="Vorm 3" draw:style-name="gr2" draw:text-style-name="P19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26"><text:span text:style-name="T81">Press the Super key</text:span><text:span text:style-name="T82">1</text:span><text:span text:style-name="T81">, 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70"> and click </text:span><text:span text:style-name="T83">the </text:span><text:span text:style-name="Strong_20_Emphasis"><text:span text:style-name="T86">KZ</text:span></text:span><text:span text:style-name="Strong_20_Emphasis"><text:span text:style-name="T87"> Installation menu</text:span></text:span><text:span text:style-name="T83"> icon.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5"><text:span text:style-name="Strong_20_Emphasis"><text:span text:style-name="T72"/></text:span></text:p>
          </table:table-cell>
          <table:table-cell table:style-name="_33_._5f_Installatie_5f_afronden.C13" office:value-type="string">
            <text:p text:style-name="P66"><text:span text:style-name="T206">Se</text:span><text:span text:style-name="T207">lect</text:span><text:span text:style-name="T206"> </text:span><text:span text:style-name="Strong_20_Emphasis"><text:span text:style-name="T208">3</text:span></text:span><text:span text:style-name="T209"> </text:span><text:span text:style-name="T210">Finish installatio</text:span><text:span text:style-name="T211">n</text:span><text:span text:style-name="T88">.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4" office:value-type="string">
            <text:p text:style-name="P67">Follow the instructions on the screen.</text:p>
          </table:table-cell>
        </table:table-row>
      </table:table>
      <text:p text:style-name="P55"><text:span text:style-name="Strong_20_Emphasis"><text:span text:style-name="T200"/></text:span></text:p>
      <text:list text:continue-numbering="true" text:style-name="L1">
        <text:list-item>
          <text:p text:style-name="P68"><text:span text:style-name="Strong_20_Emphasis"><text:span text:style-name="T212">S</text:span></text:span><text:span text:style-name="Strong_20_Emphasis"><text:span text:style-name="T213">et up user</text:span></text:span></text:p>
        </text:list-item>
      </text:list>
      <text:p text:style-name="P6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1"><text:span text:style-name="Strong_20_Emphasis"><text:span text:style-name="T62"><draw:control text:anchor-type="as-char" draw:z-index="6" draw:name="Vorm40_0" draw:style-name="gr2" draw:text-style-name="P19" svg:width="0.35cm" svg:height="0.35cm" draw:control="control5"/></text:span></text:span></text:p>
          </table:table-cell>
          <table:table-cell table:style-name="Tabel2.A1" office:value-type="string">
            <text:p text:style-name="P71"><text:span text:style-name="Strong_20_Emphasis"><text:span text:style-name="T62"><draw:control text:anchor-type="as-char" draw:z-index="11" draw:name="Vorm40_ 1" draw:style-name="gr2" draw:text-style-name="P19" svg:width="0.35cm" svg:height="0.35cm" draw:control="control10"/></text:span></text:span></text:p>
          </table:table-cell>
          <table:table-cell table:style-name="Tabel2.D1" office:value-type="string">
            <text:p text:style-name="P72"><text:span text:style-name="T214">Log in as</text:span><text:span text:style-name="T200"> </text:span><text:span text:style-name="T201">&lt;user&gt;</text:span><text:span text:style-name="T215"><text:note text:id="ftn7" text:note-class="footnote"><text:note-citation>1</text:note-citation><text:note-body><text:p text:style-name="P73"><text:span text:style-name="T216">Login any additional </text:span><text:span text:style-name="T217">user</text:span><text:span text:style-name="T218">s </text:span><text:span text:style-name="T216">and follow the same steps.</text:span></text:p></text:note-body></text:note></text:span><text:span text:style-name="T200">.</text:span></text:p>
          </table:table-cell>
        </table:table-row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/>
          </table:table-cell>
          <table:table-cell table:style-name="Tabel2.D2" office:value-type="string">
            <text:p text:style-name="P75"/>
          </table:table-cell>
        </table:table-row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6"><text:span text:style-name="Strong_20_Emphasis"><text:span text:style-name="T219"><draw:control text:anchor-type="as-char" draw:z-index="14" draw:name="Vorm4_ 2" draw:style-name="gr2" draw:text-style-name="P19" svg:width="0.35cm" svg:height="0.35cm" draw:control="control13"/></text:span></text:span></text:p>
          </table:table-cell>
          <table:table-cell table:style-name="Tabel2.D2" office:value-type="string">
            <text:p text:style-name="P77"><text:span text:style-name="T220">Follow the welcome screens.</text:span><text:span text:style-name="T221"/></text:p>
          </table:table-cell>
        </table:table-row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/>
          </table:table-cell>
          <table:table-cell table:style-name="Tabel2.D2" office:value-type="string">
            <text:p text:style-name="P75"/>
          </table:table-cell>
        </table:table-row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25"><text:span text:style-name="Strong_20_Emphasis"><text:span text:style-name="T62"><draw:control text:anchor-type="as-char" draw:z-index="20" draw:name="Vorm 8" draw:style-name="gr2" draw:text-style-name="P19" svg:width="0.35cm" svg:height="0.35cm" draw:control="control19"/></text:span></text:span></text:p>
          </table:table-cell>
          <table:table-cell table:style-name="Tabel2.A1" office:value-type="string">
            <text:p text:style-name="P25"><text:span text:style-name="Strong_20_Emphasis"><text:span text:style-name="T62"><draw:control text:anchor-type="as-char" draw:z-index="21" draw:name="Vorm 9" draw:style-name="gr2" draw:text-style-name="P19" svg:width="0.35cm" svg:height="0.35cm" draw:control="control20"/></text:span></text:span></text:p>
          </table:table-cell>
          <table:table-cell table:style-name="Tabel2.D5" office:value-type="string">
            <text:p text:style-name="P26"><text:span text:style-name="T81">Press the Super key</text:span><text:span text:style-name="T64"><text:note text:id="ftn8" text:note-class="footnote"><text:note-citation>2</text:note-citation><text:note-body><text:p text:style-name="P79">Windows, command, or magnifying glass key.</text:p></text:note-body></text:note></text:span><text:span text:style-name="T81">, 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70"> and click </text:span><text:span text:style-name="T83">the </text:span><text:span text:style-name="Strong_20_Emphasis"><text:span text:style-name="T86">KZ</text:span></text:span><text:span text:style-name="Strong_20_Emphasis"><text:span text:style-name="T87"> Installation menu</text:span></text:span><text:span text:style-name="T83"> icon.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6" office:value-type="string">
            <text:p text:style-name="P81"><text:span text:style-name="T222">Select</text:span><text:span text:style-name="T206"> </text:span><text:span text:style-name="Strong_20_Emphasis"><text:span text:style-name="T208">4</text:span></text:span><text:span text:style-name="T223"> </text:span><text:span text:style-name="T224">Set up user</text:span><text:span text:style-name="T88">.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7" office:value-type="string">
            <text:p text:style-name="P82">Follow the instructions on the screen.</text:p>
          </table:table-cell>
        </table:table-row>
      </table:table>
      <text:p text:style-name="P83"/>
      <text:p text:style-name="P84"/>
      <text:p text:style-name="P85"><text:span text:style-name="T225">End of checklist,</text:span><text:span text:style-name="T226"> </text:span><text:span text:style-name="T227"><text:user-field-get text:name="Distro">Rocky Linux</text:user-field-get></text:span><text:span text:style-name="T228"><text:s/></text:span><text:span text:style-name="T229">Desktop/</text:span><text:span text:style-name="T230">Workstation</text:span><text:span text:style-name="T231"> </text:span><text:span text:style-name="T225">installation is complete.</text:span></text:p>
      <text:p text:style-name="P86"/>
      <text:p text:style-name="P87"><text:span text:style-name="T232">Written</text:span><text:span text:style-name="T233"> </text:span><text:span text:style-name="T232">by</text:span><text:span text:style-name="T233"> </text:span><text:a xlink:type="simple" xlink:href="mailto:info@karelzimmer.nl?subject=Checklist%20installation%20Linux" text:style-name="Internet_20_link" text:visited-style-name="Visited_20_Internet_20_Link"><text:span text:style-name="T234">Karel Zimmer</text:span></text:a><text:span text:style-name="T235">.</text:span></text:p>
      <text:p text:style-name="P88"><text:span text:style-name="T236">License </text:span><text:span text:style-name="T237">C</text:span><text:span text:style-name="T238">C0</text:span><text:span text:style-name="T235"> 1.0 </text:span><text:span text:style-name="T239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9"><text:s/></text:span><text:span text:style-name="T239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10-22T07:57:37.507164543">22/10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22T07:57:37.419602816</dc:date>
    <meta:keyword>Installatie</meta:keyword>
    <meta:keyword>Checklist</meta:keyword>
    <meta:keyword>Linux</meta:keyword>
    <meta:editing-cycles>7031</meta:editing-cycles>
    <meta:editing-duration>P12DT10H4M33S</meta:editing-duration>
    <meta:printed-by>Karel Zimmer</meta:printed-by>
    <meta:print-date>2023-08-13T09:05:13.063696636</meta:print-date>
    <dc:creator>Karel Zimmer</dc:creator>
    <meta:document-statistic meta:table-count="4" meta:image-count="2" meta:object-count="0" meta:page-count="4" meta:paragraph-count="95" meta:word-count="494" meta:character-count="3148" meta:non-whitespace-character-count="2699"/>
    <meta:user-defined meta:name="Info 1"/>
    <meta:user-defined meta:name="Info 2"/>
    <meta:user-defined meta:name="Info 3"/>
    <meta:user-defined meta:name="Info 4"/>
  </office:meta>
</office:document-meta>
</file>